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4965in" fo:margin-left="0.0986in" table:align="left"/>
    </style:style>
    <style:style style:name="Table1.A" style:family="table-column">
      <style:table-column-properties style:column-width="5.4139in"/>
    </style:style>
    <style:style style:name="Table1.B" style:family="table-column">
      <style:table-column-properties style:column-width="0.541in"/>
    </style:style>
    <style:style style:name="Table1.C" style:family="table-column">
      <style:table-column-properties style:column-width="0.5417in"/>
    </style:style>
    <style:style style:name="Table1.1" style:family="table-row">
      <style:table-row-properties style:min-row-height="0.616in"/>
    </style:style>
    <style:style style:name="Table1.A1" style:family="table-cell">
      <style:table-cell-properties style:vertical-align="middle" fo:padding-left="0.075in" fo:padding-right="0.075in" fo:padding-top="0in" fo:padding-bottom="0in" fo:border="none" style:writing-mode="lr-tb"/>
    </style:style>
    <style:style style:name="Table1.2" style:family="table-row">
      <style:table-row-properties style:min-row-height="0.791in"/>
    </style:style>
    <style:style style:name="Table1.A2" style:family="table-cell">
      <style:table-cell-properties style:vertical-align="middle" fo:background-color="#f2f2f2" fo:padding-left="0.075in" fo:padding-right="0.075in" fo:padding-top="0in" fo:padding-bottom="0in" fo:border="none" style:writing-mode="lr-tb">
        <style:background-image/>
      </style:table-cell-properties>
    </style:style>
    <style:style style:name="Table1.3" style:family="table-row">
      <style:table-row-properties style:min-row-height="0.3889in"/>
    </style:style>
    <style:style style:name="Table1.5" style:family="table-row">
      <style:table-row-properties style:min-row-height="0.466in"/>
    </style:style>
    <style:style style:name="Table2" style:family="table">
      <style:table-properties style:width="1.9118in" fo:margin-left="0.5201in" table:align="left"/>
    </style:style>
    <style:style style:name="Table2.A" style:family="table-column">
      <style:table-column-properties style:column-width="1.5208in"/>
    </style:style>
    <style:style style:name="Table2.B" style:family="table-column">
      <style:table-column-properties style:column-width="0.391in"/>
    </style:style>
    <style:style style:name="Table2.A1" style:family="table-cell">
      <style:table-cell-properties fo:padding-left="0.075in" fo:padding-right="0.075in" fo:padding-top="0in" fo:padding-bottom="0in" fo:border="0.5pt solid #bfbfbf" style:writing-mode="lr-tb"/>
    </style:style>
    <style:style style:name="Table2.A2" style:family="table-cell">
      <style:table-cell-properties fo:background-color="#f2f2f2" fo:padding-left="0.075in" fo:padding-right="0.075in" fo:padding-top="0in" fo:padding-bottom="0in" fo:border="0.5pt solid #bfbfbf" style:writing-mode="lr-tb">
        <style:background-image/>
      </style:table-cell-properties>
    </style:style>
    <style:style style:name="Table3" style:family="table">
      <style:table-properties style:width="6.6861in" fo:margin-left="0in" table:align="left"/>
    </style:style>
    <style:style style:name="Table3.A" style:family="table-column">
      <style:table-column-properties style:column-width="2.6549in"/>
    </style:style>
    <style:style style:name="Table3.B" style:family="table-column">
      <style:table-column-properties style:column-width="2.7563in"/>
    </style:style>
    <style:style style:name="Table3.C" style:family="table-column">
      <style:table-column-properties style:column-width="1.275in"/>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3938in"/>
    </style:style>
    <style:style style:name="Table3.A2" style:family="table-cell">
      <style:table-cell-properties style:vertical-align="middle" fo:padding-left="0.075in" fo:padding-right="0.075in" fo:padding-top="0in" fo:padding-bottom="0in" fo:border="0.5pt solid #000000" style:writing-mode="lr-tb"/>
    </style:style>
    <style:style style:name="P1" style:family="paragraph" style:parent-style-name="Normal">
      <style:paragraph-properties fo:margin-top="0in" fo:margin-bottom="0.1665in" loext:contextual-spacing="false" fo:text-align="center" style:justify-single-word="false"/>
      <style:text-properties fo:font-weight="bold" style:language-asian="fr" style:country-asian="FR" style:font-weight-asian="bold" style:font-size-complex="12pt"/>
    </style:style>
    <style:style style:name="P2" style:family="paragraph" style:parent-style-name="Normal">
      <style:paragraph-properties fo:break-before="page"/>
    </style:style>
    <style:style style:name="P3" style:family="paragraph" style:parent-style-name="Normal">
      <style:paragraph-properties fo:margin-left="0.2181in" fo:margin-right="0in" fo:margin-top="0in" fo:margin-bottom="0in" loext:contextual-spacing="false" fo:line-height="100%" fo:text-indent="-0.1972in" style:auto-text-indent="false">
        <style:tab-stops/>
      </style:paragraph-properties>
    </style:style>
    <style:style style:name="P4" style:family="paragraph" style:parent-style-name="Normal">
      <style:paragraph-properties fo:margin-top="0.0835in" fo:margin-bottom="0.0835in" loext:contextual-spacing="false" fo:line-height="100%"/>
    </style:style>
    <style:style style:name="P5" style:family="paragraph" style:parent-style-name="Normal">
      <style:paragraph-properties fo:margin-top="0in" fo:margin-bottom="0in" loext:contextual-spacing="false" fo:line-height="100%"/>
      <style:text-properties fo:font-weight="bold" style:font-name-asian="Calibri" style:language-asian="fr" style:country-asian="BE" style:font-weight-asian="bold" style:font-weight-complex="bold"/>
    </style:style>
    <style:style style:name="P6" style:family="paragraph" style:parent-style-name="Normal">
      <style:paragraph-properties fo:margin-top="0in" fo:margin-bottom="0in" loext:contextual-spacing="false" fo:line-height="100%"/>
      <style:text-properties style:font-name-asian="Calibri" style:language-asian="fr" style:country-asian="BE"/>
    </style:style>
    <style:style style:name="P7" style:family="paragraph" style:parent-style-name="Normal">
      <style:paragraph-properties fo:margin-top="0in" fo:margin-bottom="0in" loext:contextual-spacing="false" fo:line-height="100%"/>
    </style:style>
    <style:style style:name="P8" style:family="paragraph" style:parent-style-name="Paragraphe_20_de_20_liste">
      <style:paragraph-properties fo:margin-left="0.248in" fo:margin-right="0in" fo:margin-top="0.0835in" fo:margin-bottom="0.139in" loext:contextual-spacing="false" fo:text-indent="0in" style:auto-text-indent="false">
        <style:tab-stops/>
      </style:paragraph-properties>
    </style:style>
    <style:style style:name="P9" style:family="paragraph" style:parent-style-name="Paragraphe_20_de_20_liste">
      <style:paragraph-properties fo:margin-left="0.25in" fo:margin-right="0in" fo:text-indent="0in" style:auto-text-indent="false">
        <style:tab-stops/>
      </style:paragraph-properties>
    </style:style>
    <style:style style:name="P10" style:family="paragraph" style:parent-style-name="Normal">
      <style:paragraph-properties fo:margin-left="0in" fo:margin-right="0in" fo:text-indent="0.1972in" style:auto-text-indent="false"/>
    </style:style>
    <style:style style:name="P11" style:family="paragraph" style:parent-style-name="Normal">
      <style:paragraph-properties fo:margin-left="0in" fo:margin-right="0in" fo:margin-top="0in" fo:margin-bottom="0in" loext:contextual-spacing="false" fo:text-indent="0.4925in" style:auto-text-indent="false"/>
    </style:style>
    <style:style style:name="P12" style:family="paragraph" style:parent-style-name="Code">
      <style:paragraph-properties>
        <style:tab-stops>
          <style:tab-stop style:position="0.1972in"/>
          <style:tab-stop style:position="0.3945in"/>
          <style:tab-stop style:position="0.5909in"/>
          <style:tab-stop style:position="0.7882in"/>
          <style:tab-stop style:position="0.9846in"/>
          <style:tab-stop style:position="1.772in"/>
          <style:tab-stop style:position="6.702in"/>
          <style:tab-stop style:position="7.3382in"/>
          <style:tab-stop style:position="7.9744in"/>
          <style:tab-stop style:position="8.6102in"/>
          <style:tab-stop style:position="9.2465in"/>
          <style:tab-stop style:position="9.8827in"/>
        </style:tab-stops>
      </style:paragraph-properties>
    </style:style>
    <style:style style:name="P13" style:family="paragraph" style:parent-style-name="Code">
      <style:paragraph-properties fo:padding="0in" fo:border="none" style:shadow="none"/>
    </style:style>
    <style:style style:name="P14" style:family="paragraph" style:parent-style-name="Normal">
      <style:paragraph-properties fo:margin-left="0.5909in" fo:margin-right="0in" fo:line-height="0.278in" fo:text-align="center" style:justify-single-word="false" fo:text-indent="-0.5909in" style:auto-text-indent="false" fo:keep-with-next="always">
        <style:tab-stops/>
      </style:paragraph-properties>
    </style:style>
    <style:style style:name="P15" style:family="paragraph" style:parent-style-name="Paragraphe_20_de_20_liste" style:list-style-name="L1">
      <style:paragraph-properties fo:margin-left="0.2181in" fo:margin-right="0in" fo:margin-top="0.0835in" fo:margin-bottom="0.0835in" loext:contextual-spacing="false" fo:line-height="100%" fo:text-indent="-0.1972in" style:auto-text-indent="false">
        <style:tab-stops/>
      </style:paragraph-properties>
    </style:style>
    <style:style style:name="P16" style:family="paragraph" style:parent-style-name="Paragraphe_20_de_20_liste" style:list-style-name="L3">
      <style:paragraph-properties fo:margin-top="0.0835in" fo:margin-bottom="0in" loext:contextual-spacing="false" fo:line-height="100%"/>
    </style:style>
    <style:style style:name="P17" style:family="paragraph" style:parent-style-name="Paragraphe_20_de_20_liste" style:list-style-name="L3">
      <style:paragraph-properties fo:margin-top="0in" fo:margin-bottom="0in" loext:contextual-spacing="false" fo:line-height="100%"/>
      <style:text-properties fo:font-style="italic" style:font-style-asian="italic"/>
    </style:style>
    <style:style style:name="P18" style:family="paragraph" style:parent-style-name="Sous-Question" style:list-style-name="L2">
      <style:paragraph-properties fo:margin-top="0.1665in" fo:margin-bottom="0.139in" loext:contextual-spacing="false"/>
    </style:style>
    <style:style style:name="P19" style:family="paragraph" style:parent-style-name="Liste_20_à_20_puce">
      <style:paragraph-properties>
        <style:tab-stops>
          <style:tab-stop style:position="0.6811in"/>
          <style:tab-stop style:position="2.0591in"/>
        </style:tab-stops>
      </style:paragraph-properties>
    </style:style>
    <style:style style:name="P20" style:family="paragraph" style:parent-style-name="Liste_20_à_20_puce">
      <style:paragraph-properties>
        <style:tab-stops>
          <style:tab-stop style:position="0.0902in"/>
          <style:tab-stop style:position="0.6811in"/>
          <style:tab-stop style:position="2.0591in"/>
        </style:tab-stops>
      </style:paragraph-properties>
    </style:style>
    <style:style style:name="P21" style:family="paragraph" style:parent-style-name="Titre" style:list-style-name="">
      <style:paragraph-properties fo:margin-left="0.25in" fo:margin-right="0in" fo:text-indent="-0.25in" style:auto-text-indent="false">
        <style:tab-stops/>
      </style:paragraph-properties>
    </style:style>
    <style:style style:name="P22" style:family="paragraph" style:parent-style-name="Question" style:master-page-name="MPF0">
      <style:paragraph-properties style:page-number="auto" fo:break-before="page"/>
    </style:style>
    <style:style style:name="P23" style:family="paragraph" style:parent-style-name="Question" style:list-style-name="">
      <style:paragraph-properties fo:margin-left="0.25in" fo:margin-right="0in" fo:text-indent="-0.25in" style:auto-text-indent="false">
        <style:tab-stops/>
      </style:paragraph-properties>
    </style:style>
    <style:style style:name="P24" style:family="paragraph" style:parent-style-name="Question" style:list-style-name="">
      <style:paragraph-properties fo:margin-left="0.25in" fo:margin-right="0in" fo:text-indent="-0.25in" style:auto-text-indent="false">
        <style:tab-stops>
          <style:tab-stop style:position="3.5902in"/>
        </style:tab-stops>
      </style:paragraph-properties>
    </style:style>
    <style:style style:name="P25" style:family="paragraph" style:parent-style-name="Question">
      <style:paragraph-properties fo:margin-left="0.4957in" fo:margin-right="0in" fo:margin-top="0.0835in" fo:margin-bottom="0in" loext:contextual-spacing="false" fo:text-indent="-0.248in" style:auto-text-indent="false">
        <style:tab-stops/>
      </style:paragraph-properties>
    </style:style>
    <style:style style:name="P26" style:family="paragraph" style:parent-style-name="Question">
      <style:paragraph-properties fo:margin-left="0.4925in" fo:margin-right="0in" fo:text-indent="-0.1965in" style:auto-text-indent="false">
        <style:tab-stops/>
      </style:paragraph-properties>
    </style:style>
    <style:style style:name="P27" style:family="paragraph" style:parent-style-name="Question" style:list-style-name="">
      <style:paragraph-properties fo:margin-left="0.248in" fo:margin-right="0in" fo:margin-top="0.0835in" fo:margin-bottom="0.139in" loext:contextual-spacing="false" fo:text-indent="-0.25in" style:auto-text-indent="false">
        <style:tab-stops/>
      </style:paragraph-properties>
    </style:style>
    <style:style style:name="P28" style:family="paragraph" style:parent-style-name="Question" style:list-style-name="">
      <style:paragraph-properties fo:margin-left="0.25in" fo:margin-right="0in" fo:text-indent="0in" style:auto-text-indent="false">
        <style:tab-stops/>
      </style:paragraph-properties>
    </style:style>
    <style:style style:name="P29" style:family="paragraph" style:parent-style-name="Question" style:list-style-name="">
      <style:paragraph-properties fo:margin-left="0.25in" fo:margin-right="0in" fo:text-indent="0.0453in" style:auto-text-indent="false">
        <style:tab-stops/>
      </style:paragraph-properties>
    </style:style>
    <style:style style:name="T1" style:family="text">
      <style:text-properties fo:color="#4f81bd" fo:font-size="14pt" fo:font-weight="bold" style:font-size-asian="14pt" style:language-asian="fr" style:country-asian="FR" style:font-weight-asian="bold"/>
    </style:style>
    <style:style style:name="T2" style:family="text">
      <style:text-properties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language-asian="fr" style:country-asian="BE"/>
    </style:style>
    <style:style style:name="T6" style:family="text">
      <style:text-properties style:font-style-complex="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font-name-asian="Calibri" style:font-name-complex="Times New Roman"/>
    </style:style>
    <style:style style:name="T12" style:family="text">
      <style:text-properties style:font-name-asian="Trebuchet MS" style:font-name-complex="Trebuchet MS"/>
    </style:style>
    <style:style style:name="T13" style:family="text">
      <style:text-properties style:font-name="Calibri" fo:font-size="14pt" style:font-size-asian="14pt" style:font-size-complex="14pt"/>
    </style:style>
    <style:style style:name="T14" style:family="text">
      <style:text-properties style:font-name="Wingdings" fo:font-style="italic" style:font-name-asian="Wingdings" style:font-style-asian="italic" style:font-name-complex="Wingdings" style:font-style-complex="italic"/>
    </style:style>
    <style:style style:name="T15" style:family="text">
      <style:text-properties officeooo:rsid="000da19c"/>
    </style:style>
    <text:list-style style:name="L1">
      <text:list-level-style-number text:level="1" style:num-suffix="." style:num-format="1">
        <style:list-level-properties text:list-level-position-and-space-mode="label-alignment">
          <style:list-level-label-alignment text:label-followed-by="listtab" fo:text-indent="-0.3409in" fo:margin-left="0.1437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4091in" fo:margin-left="0.5528in"/>
        </style:list-level-properties>
      </text:list-level-style-number>
      <text:list-level-style-number text:level="3" style:num-suffix="." style:num-format="1">
        <style:list-level-properties text:list-level-position-and-space-mode="label-alignment">
          <style:list-level-label-alignment text:label-followed-by="listtab" fo:text-indent="-0.1252in" fo:margin-left="1.05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552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05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55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052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55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05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504293" text:style-name="LFO4">
        <text:list-item>
          <text:p text:style-name="P22">Les affirmations suivantes sont-elles vraies ou fausses ? Entourez la bonne réponse ! </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2696489707" text:style-name="L1">
              <text:list-item>
                <text:list>
                  <text:list-item>
                    <text:p text:style-name="P15"><text:span text:style-name="Police_20_par_20_défaut"><text:span text:style-name="T2">En Python, il est nécessaire de déclarer les variables afin de leur assigner un type de manière statique.</text:span></text:span></text:p>
                  </text:list-item>
                </text:list>
              </text:list-item>
            </text:list>
          </table:table-cell>
          <table:table-cell table:style-name="Table1.A1" office:value-type="string">
            <text:p text:style-name="P4"><text:span text:style-name="Police_20_par_20_défaut"><text:span text:style-name="T2">VRAI</text:span></text:span></text:p>
          </table:table-cell>
          <table:table-cell table:style-name="Table1.A1" office:value-type="string">
            <text:p text:style-name="P4"><text:span text:style-name="Police_20_par_20_défaut"><text:span text:style-name="T2">FAUX</text:span></text:span></text:p>
          </table:table-cell>
        </table:table-row>
        <table:table-row table:style-name="Table1.2">
          <table:table-cell table:style-name="Table1.A2" office:value-type="string">
            <text:list xml:id="list160223502470732" text:continue-numbering="true" text:style-name="L1">
              <text:list-item>
                <text:list>
                  <text:list-item>
                    <text:p text:style-name="P15"><text:span text:style-name="Police_20_par_20_défaut"><text:span text:style-name="T2">Les tuples sont muables. Cela signifie qu’on peut écrire les instructions suivantes :</text:span></text:span></text:p>
                  </text:list-item>
                </text:list>
              </text:list-item>
            </text:list>
            <text:p text:style-name="P3"><text:span text:style-name="BoutCode"><text:span text:style-name="T2"><text:tab/>coordX = (5, 8)</text:span></text:span></text:p>
            <text:p text:style-name="P3"><text:span text:style-name="BoutCode"><text:span text:style-name="T2"><text:tab/>coordX[0] = 7</text:span></text:span></text:p>
          </table:table-cell>
          <table:table-cell table:style-name="Table1.A2" office:value-type="string">
            <text:p text:style-name="P4">VRAI</text:p>
          </table:table-cell>
          <table:table-cell table:style-name="Table1.A2" office:value-type="string">
            <text:p text:style-name="P4">FAUX</text:p>
          </table:table-cell>
        </table:table-row>
        <table:table-row table:style-name="Table1.3">
          <table:table-cell table:style-name="Table1.A1" office:value-type="string">
            <text:list xml:id="list160222081132002" text:continue-numbering="true" text:style-name="L1">
              <text:list-item>
                <text:list>
                  <text:list-item>
                    <text:p text:style-name="P15"><text:span text:style-name="Police_20_par_20_défaut"><text:span text:style-name="T2">Une séquence qui peut contenir différents types de valeurs est dite hétérogène.</text:span></text:span></text:p>
                  </text:list-item>
                </text:list>
              </text:list-item>
            </text:list>
          </table:table-cell>
          <table:table-cell table:style-name="Table1.A1" office:value-type="string">
            <text:p text:style-name="P4">VRAI</text:p>
          </table:table-cell>
          <table:table-cell table:style-name="Table1.A1" office:value-type="string">
            <text:p text:style-name="P4">FAUX</text:p>
          </table:table-cell>
        </table:table-row>
        <table:table-row>
          <table:table-cell table:style-name="Table1.A2" office:value-type="string">
            <text:list xml:id="list160222801228844" text:continue-numbering="true" text:style-name="L1">
              <text:list-item>
                <text:list>
                  <text:list-item>
                    <text:p text:style-name="P15"><text:span text:style-name="Police_20_par_20_défaut"><text:span text:style-name="T2">Une chaîne de caractères (</text:span></text:span><text:span text:style-name="BoutCode">str</text:span><text:span text:style-name="Police_20_par_20_défaut"><text:span text:style-name="T2">) peut être utilisée comme clé dans un dictionnaire.</text:span></text:span></text:p>
                  </text:list-item>
                </text:list>
              </text:list-item>
            </text:list>
          </table:table-cell>
          <table:table-cell table:style-name="Table1.A2" office:value-type="string">
            <text:p text:style-name="P4">VRAI</text:p>
          </table:table-cell>
          <table:table-cell table:style-name="Table1.A2" office:value-type="string">
            <text:p text:style-name="P4">FAUX</text:p>
          </table:table-cell>
        </table:table-row>
        <table:table-row table:style-name="Table1.5">
          <table:table-cell table:style-name="Table1.A1" office:value-type="string">
            <text:list xml:id="list160223245034441" text:continue-numbering="true" text:style-name="L1">
              <text:list-item>
                <text:list>
                  <text:list-item>
                    <text:p text:style-name="P15"><text:span text:style-name="Police_20_par_20_défaut"><text:span text:style-name="T2">Une procédure est une fonction qui renvoie quelque chose.</text:span></text:span></text:p>
                  </text:list-item>
                </text:list>
              </text:list-item>
            </text:list>
          </table:table-cell>
          <table:table-cell table:style-name="Table1.A1" office:value-type="string">
            <text:p text:style-name="P4">VRAI</text:p>
          </table:table-cell>
          <table:table-cell table:style-name="Table1.A1" office:value-type="string">
            <text:p text:style-name="P4">FAUX</text:p>
          </table:table-cell>
        </table:table-row>
      </table:table>
      <text:list xml:id="list132661436706913" text:style-name="LFO4">
        <text:list-item>
          <text:p text:style-name="Question">Complétez les phrases suivantes et reportez chaque mot dans la grille prévue à cet effet.</text:p>
        </text:list-item>
      </text:list>
      <text:list xml:id="list639516197" text:style-name="L2">
        <text:list-item>
          <text:p text:style-name="P18">Une …(1)… est une structure de données ordonnées permettant de regrouper des valeurs de même type ou de types différents. Parmi celles-ci, on retrouve les chaînes de caractères, les listes et les tuples.</text:p>
        </text:list-item>
        <text:list-item>
          <text:p text:style-name="P18">Le fait d’utiliser des tuples ou des listes comme expression de gauche est une technique appelé le …(2)… de séquence.</text:p>
        </text:list-item>
        <text:list-item>
          <text:p text:style-name="P18">Un bout de code correspondant à une <text:span text:style-name="Police_20_par_20_défaut"><text:span text:style-name="T4">valeur</text:span></text:span> est une …(3)….</text:p>
        </text:list-item>
        <text:list-item>
          <text:p text:style-name="P18">Lorsqu’on affecte une valeur à une variable, on lui affecte en fait la …(4)… de l’espace mémoire contenant cette valeur.</text:p>
        </text:list-item>
        <text:list-item>
          <text:p text:style-name="P18">Un bout de code correspondant à une <text:span text:style-name="Police_20_par_20_défaut"><text:span text:style-name="T4">action</text:span></text:span> est une …(5)…<text:span text:style-name="Police_20_par_20_défaut"><text:span text:style-name="T4">.</text:span></text:span></text:p>
        </text:list-item>
        <text:list-item>
          <text:p text:style-name="P18"><text:span text:style-name="Police_20_par_20_défaut"><text:span text:style-name="T5">En Python, les blocs d’instructions sont déterminés en fonction du niveau auquel ils se trouvent par rapport à la colonne 0. C’est grâce à l’…(6)… qu’on distingue les blocs d’instructions.</text:span></text:span></text:p>
        </text:list-item>
        <text:list-item>
          <text:p text:style-name="P18">La fonction …(7)… peut générer une séquence de nombres respectant un motif strict.</text:p>
        </text:list-item>
      </text:list>
      <text:list xml:id="list132661181765557" text:style-name="LFO4">
        <text:list-item>
          <text:p text:style-name="Question">Expliquez brièvement le mot mis en évidence.</text:p>
        </text:list-item>
      </text:list>
      <text:p text:style-name="P2"/>
      <text:list xml:id="list160222399528652" text:continue-numbering="true" text:style-name="LFO4">
        <text:list-item>
          <text:p text:style-name="Question">Pour limiter son encombrement, un joueur désire minimiser le nombre de pièces de monnaie qu'il transporte. Pour ce faire, il veut savoir combien de pièces d’or et combien de pièces d’argent il peut espérer recevoir en échange de pièces de cuivre (<text:span text:style-name="Police_20_par_20_défaut"><text:span text:style-name="T4">pc</text:span></text:span>). <text:line-break/>Le tableau de conversion d'une monnaie à l'autre est proposé ci-dessous.</text:p>
        </text:list-item>
      </text:list>
      <table:table table:name="Table2" table:style-name="Table2">
        <table:table-column table:style-name="Table2.A"/>
        <table:table-column table:style-name="Table2.B"/>
        <table:table-row>
          <table:table-cell table:style-name="Table2.A1" office:value-type="string">
            <text:p text:style-name="P5">Valeur d'échange</text:p>
          </table:table-cell>
          <table:table-cell table:style-name="Table2.A1" office:value-type="string">
            <text:p text:style-name="P5">pc</text:p>
          </table:table-cell>
        </table:table-row>
        <table:table-row>
          <table:table-cell table:style-name="Table2.A2" office:value-type="string">
            <text:p text:style-name="P6">Pièce de cuivre (pc)</text:p>
          </table:table-cell>
          <table:table-cell table:style-name="Table2.A2" office:value-type="string">
            <text:p text:style-name="P6">1</text:p>
          </table:table-cell>
        </table:table-row>
        <table:table-row>
          <table:table-cell table:style-name="Table2.A1" office:value-type="string">
            <text:p text:style-name="P6">Pièce d’argent (pa)</text:p>
          </table:table-cell>
          <table:table-cell table:style-name="Table2.A1" office:value-type="string">
            <text:p text:style-name="P6">10</text:p>
          </table:table-cell>
        </table:table-row>
        <table:table-row>
          <table:table-cell table:style-name="Table2.A2" office:value-type="string">
            <text:p text:style-name="P6">Pièce d’or (po)</text:p>
          </table:table-cell>
          <table:table-cell table:style-name="Table2.A2" office:value-type="string">
            <text:p text:style-name="P6">100</text:p>
          </table:table-cell>
        </table:table-row>
      </table:table>
      <text:p text:style-name="P8"><text:span text:style-name="Police_20_par_20_défaut"><text:span text:style-name="T6">Exemples : </text:span></text:span></text:p>
      <text:list xml:id="list1533700240" text:style-name="L3">
        <text:list-item>
          <text:list>
            <text:list-item text:start-value="1">
              <text:p text:style-name="P16"><text:span text:style-name="Police_20_par_20_défaut"><text:span text:style-name="T7">384 pc =&gt; 3 po 8 pa et 4 pc</text:span></text:span></text:p>
            </text:list-item>
            <text:list-item>
              <text:p text:style-name="P17">34 pc <text:s/>=&gt; 0 po 3 pa et 4 pc</text:p>
            </text:list-item>
            <text:list-item>
              <text:p text:style-name="P17">10 pc =&gt; 0 po 1 pa 0 pc</text:p>
            </text:list-item>
          </text:list>
        </text:list-item>
      </text:list>
      <text:p text:style-name="P23">Écrivez <text:span text:style-name="Police_20_par_20_défaut"><text:span text:style-name="T10">l’instruction</text:span></text:span> qui permet…</text:p>
      <text:list xml:id="list132660273928755" text:style-name="LFO4">
        <text:list-item>
          <text:list>
            <text:list-item>
              <text:p text:style-name="P25">de demander à l’utilisateur le nombre de pièces de cuivre. La valeur obtenue est mémorisée dans la variable entière <text:span text:style-name="Code_20_inline">nb_pc_lu</text:span>.</text:p>
            </text:list-item>
            <text:list-item>
              <text:p text:style-name="P25">de déterminer le nombre de pièces d’or que le joueur peut espérer sur base du nombre de pièces de cuivre obtenu au point <text:span text:style-name="Police_20_par_20_défaut"><text:span text:style-name="T4">a</text:span></text:span>. Le résultat est mémorisé dans la variable entière <text:span text:style-name="Code_20_inline">nb_po</text:span>.</text:p>
            </text:list-item>
            <text:list-item>
              <text:p text:style-name="P25">de déterminer le nombre de pièces d’argent que le joueur peut espérer sur base du nombre de pièces de cuivre obtenu au point <text:span text:style-name="Police_20_par_20_défaut"><text:span text:style-name="T4">a</text:span></text:span>. Le résultat est mémorisé dans la variable entière <text:span text:style-name="Code_20_inline">nb_pa</text:span>.</text:p>
            </text:list-item>
            <text:list-item>
              <text:p text:style-name="P25">de déterminer le nombre de pièces de cuivre que le joueur conserve après avoir fait les échanges du points <text:span text:style-name="Police_20_par_20_défaut"><text:span text:style-name="T4">b</text:span></text:span> et <text:span text:style-name="Police_20_par_20_défaut"><text:span text:style-name="T4">c</text:span></text:span>. La valeur résultante est mémorisée dans la variable entière <text:span text:style-name="Code_20_inline">nb_pc</text:span>.</text:p>
            </text:list-item>
            <text:list-item>
              <text:p text:style-name="P25">d’afficher le nombre de pièces d’or, d’argent et de cuivre qu’il a désormais, en respectant le format proposé dans l’exemple ci-dessus.</text:p>
            </text:list-item>
          </text:list>
        </text:list-item>
        <text:list-item>
          <text:p text:style-name="Question">Traduisez les instructions suivantes en utilisant les <text:span text:style-name="Police_20_par_20_défaut"><text:span text:style-name="T10">structures de contrôle les plus adéquates</text:span></text:span>.</text:p>
          <text:list>
            <text:list-item>
              <text:p text:style-name="P25">Écrivez les instructions qui permettent de demander à l’utilisateur un nombre de pièces valide. Ce nombre doit être compris entre <text:span text:style-name="BoutCode">1</text:span> et <text:span text:style-name="BoutCode">2000</text:span>. Tant qu’il se trompe, affichez le message « Le nombre doit être compris entre <text:span text:style-name="BoutCode">1</text:span> et <text:span text:style-name="BoutCode">2000</text:span>. »</text:p>
            </text:list-item>
            <text:list-item>
              <text:p text:style-name="P25">Le joueur veut acheter une nouvelle armure. Affichez un message selon le nombre de pièces de cuivre accessible dans la variable entière <text:span text:style-name="Code_20_inline">nb_pc_lu</text:span>. Si ce nombre est inférieur à <text:span text:style-name="BoutCode">1000</text:span>, affichez « Vous n’avez pas assez de pièces ! » ; si ce nombre est entre <text:span text:style-name="BoutCode">1000</text:span> et <text:span text:style-name="BoutCode">1500</text:span>, affichez « Vous pouvez acheter une armure légère. » ; si ce nombre est supérieur à <text:span text:style-name="BoutCode">1500</text:span>, affichez « Vous pouvez acheter une armure lourde. ».</text:p>
            </text:list-item>
          </text:list>
        </text:list-item>
      </text:list>
      <text:p text:style-name="P2"/>
      <text:list xml:id="list160223441340635" text:continue-numbering="true" text:style-name="LFO4">
        <text:list-item>
          <text:p text:style-name="Question">Un <text:span text:style-name="Police_20_par_20_défaut"><text:span text:style-name="T8">bundle</text:span></text:span> est une offre promotionnelle de produits groupés, par exemple un pack de jeux vidéo ou un lot de livres etc. Le prix est libre : le principe est d’offrir une certaine somme d’argent (parfois appelée "don" vu qu'une partie de la somme est reversée à une œuvre caritative). Si la somme offerte dépasse un montant fixé, l’acheteur peut voir son <text:span text:style-name="Police_20_par_20_défaut"><text:span text:style-name="T8">bundle</text:span></text:span> complété par un cadeau. L'offre est cependant limitée dans le temps. <text:s/>On suppose ici un site qui propose des <text:span text:style-name="Police_20_par_20_défaut"><text:span text:style-name="T8">bundles</text:span></text:span> de livres au format <text:span text:style-name="BoutCode">pdf</text:span>.</text:p>
        </text:list-item>
      </text:list>
      <text:p text:style-name="P9">Les variables <text:span text:style-name="Code_20_inline">date_du_jour</text:span>, <text:span text:style-name="Code_20_inline">date_limite</text:span>, <text:span text:style-name="Code_20_inline">montant_offert</text:span> contiennent respectivement la date de jour au format AAAAMMJJ, la date limite au format AAAAMMJJ et le montant offert par l'utilisateur.</text:p>
      <text:p text:style-name="P10">Écrivez <text:span text:style-name="Police_20_par_20_défaut"><text:span text:style-name="T10">l’instruction</text:span></text:span> qui permet…</text:p>
      <text:list xml:id="list160222972235090" text:continue-numbering="true" text:style-name="LFO4">
        <text:list-item>
          <text:list>
            <text:list-item>
              <text:p text:style-name="Question">de déterminer, sur base des variables <text:span text:style-name="Code_20_inline">date_du_jour</text:span> et <text:span text:style-name="Code_20_inline">date_limite</text:span>, si la date limite est dépassée et de mémoriser cette information dans la variable <text:span text:style-name="Code_20_inline">date_limite_depassee</text:span> ; </text:p>
            </text:list-item>
            <text:list-item>
              <text:p text:style-name="Question"><text:bookmark-start text:name="_Hlk12020306"/>de déterminer si le montant offert est d'au moins 15 euros et de mémoriser cette information dans la variable <text:span text:style-name="Code_20_inline">montant_atteint</text:span><text:span text:style-name="Police_20_par_20_défaut"><text:span text:style-name="T11"> </text:span></text:span>; <text:bookmark-end text:name="_Hlk12020306"/></text:p>
            </text:list-item>
            <text:list-item>
              <text:p text:style-name="Question">de déterminer si l'utilisateur a accès au bundle complet et de mémoriser cette information dans la variable <text:span text:style-name="Code_20_inline">bundle_complet</text:span>. <text:span text:style-name="Police_20_par_20_défaut"><text:span text:style-name="T12">Le bundle complet est accessible aux personnes ayant offert au moins 15 euros et ce, avant la date limite imposée.</text:span></text:span></text:p>
            </text:list-item>
          </text:list>
        </text:list-item>
        <text:list-item>
          <text:p text:style-name="Question">Quel est la valeur de la variable après les instructions suivantes ? Précisez son type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7">Instructions</text:p>
          </table:table-cell>
          <table:table-cell table:style-name="Table3.A1" office:value-type="string">
            <text:p text:style-name="P7">La variable … vaut …</text:p>
          </table:table-cell>
          <table:table-cell table:style-name="Table3.A1" office:value-type="string">
            <text:p text:style-name="P7">Son type est</text:p>
          </table:table-cell>
        </table:table-row>
        <table:table-row table:style-name="Table3.2">
          <table:table-cell table:style-name="Table3.A2" office:value-type="string">
            <text:p text:style-name="P7"><text:span text:style-name="Code_20_inline">nb_pièces = 1258</text:span></text:p>
            <text:p text:style-name="P7"><text:span text:style-name="Code_20_inline">résultat = nb_pièces / 100</text:span></text:p>
          </table:table-cell>
          <table:table-cell table:style-name="Table3.A2" office:value-type="string">
            <text:p text:style-name="P7"><text:span text:style-name="Code_20_inline">résultat</text:span> vaut</text:p>
          </table:table-cell>
          <table:table-cell table:style-name="Table3.A2" office:value-type="string">
            <text:p text:style-name="P7"/>
          </table:table-cell>
        </table:table-row>
        <table:table-row table:style-name="Table3.2">
          <table:table-cell table:style-name="Table3.A2" office:value-type="string">
            <text:p text:style-name="P7"><text:span text:style-name="Code_20_inline">age = 12</text:span></text:p>
            <text:p text:style-name="P7"><text:span text:style-name="Code_20_inline">est_mineur = age &lt; 18</text:span></text:p>
          </table:table-cell>
          <table:table-cell table:style-name="Table3.A2" office:value-type="string">
            <text:p text:style-name="P7"><text:span text:style-name="Code_20_inline">est_mineur</text:span> vaut</text:p>
          </table:table-cell>
          <table:table-cell table:style-name="Table3.A2" office:value-type="string">
            <text:p text:style-name="P7"/>
          </table:table-cell>
        </table:table-row>
        <table:table-row table:style-name="Table3.2">
          <table:table-cell table:style-name="Table3.A2" office:value-type="string">
            <text:p text:style-name="P7"><text:span text:style-name="Code_20_inline">nombre = 5</text:span></text:p>
            <text:p text:style-name="P7"><text:span text:style-name="Code_20_inline">résultat = nombre * 10 ** 0</text:span></text:p>
          </table:table-cell>
          <table:table-cell table:style-name="Table3.A2" office:value-type="string">
            <text:p text:style-name="P7"><text:span text:style-name="Code_20_inline">résultat</text:span> vaut</text:p>
          </table:table-cell>
          <table:table-cell table:style-name="Table3.A2" office:value-type="string">
            <text:p text:style-name="P7"/>
          </table:table-cell>
        </table:table-row>
      </table:table>
      <text:list xml:id="list160223059525104" text:continue-numbering="true" text:style-name="LFO4">
        <text:list-item>
          <text:p text:style-name="Question">Réécrivez ce bout de code trouvé sur <text:span text:style-name="Police_20_par_20_défaut"><text:span text:style-name="T8">openclassrooms.com</text:span></text:span> proposé de façon à ne pas utiliser de <text:span text:style-name="Code_20_inline">break</text:span> et en respectant les règles de base du « clean code ».</text:p>
        </text:list-item>
      </text:list>
      <text:p text:style-name="Code"><text:span text:style-name="Code_20_inline">while 1:</text:span></text:p>
      <text:p text:style-name="Code"><text:span text:style-name="Code_20_inline"><text:s text:c="4"/>lettre = input("Tapez 'Q' pour quitter : ")</text:span></text:p>
      <text:p text:style-name="Code"><text:span text:style-name="Code_20_inline"><text:s text:c="4"/>if lettre == "Q":</text:span></text:p>
      <text:p text:style-name="Code"><text:span text:style-name="Code_20_inline"><text:s text:c="8"/>print("Fin de la boucle")</text:span></text:p>
      <text:p text:style-name="Code"><text:span text:style-name="Code_20_inline"><text:s text:c="8"/>break</text:span></text:p>
      <text:p text:style-name="P2"/>
      <text:p text:style-name="P21"><text:span text:style-name="BoutCode"><text:span text:style-name="T13">Utilisez les séquences les plus adéquates et les opérateurs/fonctions/méthodes les plus appropriés !</text:span></text:span></text:p>
      <text:list xml:id="list160222420002064" text:continue-numbering="true" text:style-name="LFO4">
        <text:list-item>
          <text:p text:style-name="Question">Donnez le nom de la <text:span text:style-name="Police_20_par_20_défaut"><text:span text:style-name="T10">séquence</text:span></text:span> (PAS de dictionnaires) à utiliser pour mémoriser les informations suivantes. Écrivez ensuite, pour chacune de ces séquences, l’instruction qui permet de définir la séquence correspondant à l’exemple.</text:p>
          <text:list>
            <text:list-item>
              <text:p text:style-name="P26">Les différents symboles pouvant être utilisés dans l’écriture d’un nombre.</text:p>
            </text:list-item>
          </text:list>
        </text:list-item>
      </text:list>
      <text:p text:style-name="P11">Exemple : symboles utilisés pour écrire un nombre en base 8 (de 0 à 7).</text:p>
      <text:list xml:id="list160222222464760" text:continue-numbering="true" text:style-name="LFO4">
        <text:list-item>
          <text:list>
            <text:list-item>
              <text:p text:style-name="P26">La description d’un bloc Minecraft, c’est-à-dire son nom, son identifiant textuel et son identifiant numérique. Toute description contient exactement ces informations, ni plus ni moins.</text:p>
            </text:list-item>
          </text:list>
        </text:list-item>
      </text:list>
      <text:p text:style-name="P11">Exemple : </text:p>
      <text:list xml:id="list514678070" text:style-name="LFO2">
        <text:list-item>
          <text:p text:style-name="P19">nom : <text:span text:style-name="BoutCode">Air</text:span> </text:p>
        </text:list-item>
        <text:list-item>
          <text:p text:style-name="P19">identifiant textuel : <text:span text:style-name="BoutCode">minecraft:air</text:span> </text:p>
        </text:list-item>
        <text:list-item>
          <text:p text:style-name="P19">identifiant numérique : <text:span text:style-name="BoutCode">0</text:span></text:p>
        </text:list-item>
      </text:list>
      <text:list xml:id="list132661440867138" text:style-name="LFO4">
        <text:list-item>
          <text:list>
            <text:list-item>
              <text:p text:style-name="P26">Plusieurs descriptions de blocs Minecraft. On doit pouvoir ajouter ou supprimer des descriptions de cette séquence.</text:p>
            </text:list-item>
          </text:list>
        </text:list-item>
      </text:list>
      <text:p text:style-name="P11">Exemple : </text:p>
      <text:list xml:id="list132661608141508" text:style-name="LFO2">
        <text:list-item>
          <text:p text:style-name="P20">Bloc 1 : <text:tab/><text:span text:style-name="BoutCode">Air <text:tab/>minecraft:air <text:tab/>0</text:span></text:p>
        </text:list-item>
        <text:list-item>
          <text:p text:style-name="P20">Bloc 2 : <text:tab/><text:span text:style-name="BoutCode">Stone <text:tab/>minecraft:stone <text:tab/>1</text:span></text:p>
        </text:list-item>
        <text:list-item>
          <text:p text:style-name="P20">Bloc 3 : <text:tab/><text:span text:style-name="BoutCode">Grass<text:tab/>minecraft:grass <text:tab/>3 </text:span></text:p>
        </text:list-item>
      </text:list>
      <text:list xml:id="list132659587360790" text:style-name="LFO4">
        <text:list-item>
          <text:p text:style-name="Question">En vous basant sur la séquence définie au point <text:span text:style-name="Police_20_par_20_défaut"><text:span text:style-name="T3">1.c</text:span></text:span>, vérifiez que le bloc mémorisé dans la variable <text:span text:style-name="Code_20_inline">bloc_lu</text:span> fait partie de cette séquence <text:span text:style-name="Police_20_par_20_défaut"><text:span text:style-name="T10">en une seule instruction</text:span></text:span>. Mémorisez le résultat dans <text:span text:style-name="Code_20_inline">bloc_déjà_défini</text:span>.</text:p>
        </text:list-item>
        <text:list-item>
          <text:p text:style-name="Question">Soit la liste semaine, </text:p>
        </text:list-item>
      </text:list>
      <text:p text:style-name="Code"><text:span text:style-name="Code_20_inline"><text:span text:style-name="T5">semaine=("Lundi","Mardi","Mercredi","Jeudi","Vendredi","Samedi","Dimanche")</text:span></text:span></text:p>
      <text:p text:style-name="P27">Affichez les 2 premières lettres des jours de la semaine qui ne sont pas le week-end. <text:span text:style-name="Police_20_par_20_défaut"><text:span text:style-name="T10">Utilisez au moins une fois l’opérateur de </text:span></text:span><text:span text:style-name="Police_20_par_20_défaut"><text:span text:style-name="T9">slicing</text:span></text:span><text:span text:style-name="Police_20_par_20_défaut"><text:span text:style-name="T10">.</text:span></text:span></text:p>
      <text:list xml:id="list160222294726180" text:continue-numbering="true" text:style-name="LFO4">
        <text:list-item>
          <text:p text:style-name="Question">Sachant que des noms (de type <text:span text:style-name="Code_20_inline">str</text:span>) ont été mémorisés dans la liste <text:span text:style-name="Code_20_inline">noms</text:span>, écrivez les instructions qui permettent de déterminer la taille moyenne d’un nom. On arrondit d’office ce nombre vers le bas. Vous devez utiliser une boucle <text:span text:style-name="Code_20_inline">for</text:span>.</text:p>
        </text:list-item>
      </text:list>
      <text:p text:style-name="P23">Exemple :</text:p>
      <text:p text:style-name="Code"><text:span text:style-name="Code_20_inline">noms = ["Bodart", "Pirotte", "Smal", "Valentin"]</text:span></text:p>
      <text:p text:style-name="P23">La taille moyenne d’un nom de cette liste est de 6 caractères. <text:span text:style-name="Police_20_par_20_défaut"><text:span text:style-name="T8">[</text:span></text:span><text:span text:style-name="Police_20_par_20_défaut"><text:span text:style-name="T14"></text:span></text:span><text:span text:style-name="Police_20_par_20_défaut"><text:span text:style-name="T8">6,25 arrondi vers le bas]</text:span></text:span></text:p>
      <text:p text:style-name="P2"/>
      <text:list xml:id="list160223303057789" text:continue-numbering="true" text:style-name="LFO4">
        <text:list-item>
          <text:p text:style-name="Question">Soit le dictionnaire <text:span text:style-name="Code_20_inline">blocs</text:span> décrit ci-dessous et en supposant qu’il est rempli avec toutes les blocs de base de Minecraft et mis à jour régulièrement. Le nom du bloc est la clé. Les autres informations sont dans un dictionnaire associé à cette clé…<text:line-break/>Un bloc de base peut avoir plusieurs variantes dont on garde la liste des noms.</text:p>
        </text:list-item>
      </text:list>
      <text:p text:style-name="P12"><text:span text:style-name="Code_20_inline"><text:span text:style-name="T5">blocs = { </text:span></text:span></text:p>
      <text:p text:style-name="P12"><text:span text:style-name="Code_20_inline"><text:span text:style-name="T5"><text:tab/>"Air" :<text:tab/>{</text:span></text:span></text:p>
      <text:p text:style-name="P12"><text:span text:style-name="Code_20_inline"><text:span text:style-name="T5"><text:tab/><text:tab/><text:tab/>"id_num" : 0, <text:s/></text:span></text:span></text:p>
      <text:p text:style-name="P12"><text:span text:style-name="Code_20_inline"><text:span text:style-name="T5"><text:tab/><text:tab/><text:tab/>"id_text" : "minecraft:air",</text:span></text:span></text:p>
      <text:p text:style-name="P12"><text:span text:style-name="Code_20_inline"><text:span text:style-name="T5"><text:tab/><text:tab/><text:tab/>"</text:span></text:span>variantes<text:span text:style-name="Code_20_inline"><text:span text:style-name="T5">" : []</text:span></text:span></text:p>
      <text:p text:style-name="P12"><text:span text:style-name="Code_20_inline"><text:span text:style-name="T5"><text:tab/><text:tab/>}, </text:span></text:span></text:p>
      <text:p text:style-name="P12"><text:span text:style-name="Code_20_inline"><text:span text:style-name="T5"><text:tab/>"Stone" :<text:tab/>{</text:span></text:span></text:p>
      <text:p text:style-name="P12"><text:span text:style-name="Code_20_inline"><text:span text:style-name="T5"><text:tab/><text:tab/><text:tab/>"id_num" : 1,</text:span></text:span></text:p>
      <text:p text:style-name="P12"><text:span text:style-name="Code_20_inline"><text:span text:style-name="T5"><text:tab/><text:tab/><text:tab/>"id_text" : "minecraft:stone",</text:span></text:span></text:p>
      <text:p text:style-name="P12"><text:span text:style-name="Code_20_inline"><text:span text:style-name="T5"><text:tab/><text:tab/><text:tab/>"</text:span></text:span>variantes<text:span text:style-name="Code_20_inline"><text:span text:style-name="T5">" : ["Granite", "Polished Granite", "Diorite", <text:tab/><text:tab/><text:tab/><text:tab/><text:tab/><text:tab/>"Polished Diorite", "Andesite", "Polished Andesite"]</text:span></text:span></text:p>
      <text:p text:style-name="P12"><text:span text:style-name="Code_20_inline"><text:span text:style-name="T5"><text:tab/><text:tab/>},</text:span></text:span></text:p>
      <text:p text:style-name="P12"><text:span text:style-name="Code_20_inline"><text:span text:style-name="T5"><text:tab/>"Grass" :<text:tab/>{</text:span></text:span></text:p>
      <text:p text:style-name="P12"><text:span text:style-name="Code_20_inline"><text:span text:style-name="T5"><text:tab/><text:tab/><text:tab/>"id_num" : 2, <text:s/></text:span></text:span></text:p>
      <text:p text:style-name="P12"><text:span text:style-name="Code_20_inline"><text:span text:style-name="T5"><text:tab/><text:tab/><text:tab/>"id_text" : "minecraft:grass",</text:span></text:span></text:p>
      <text:p text:style-name="P12"><text:span text:style-name="Code_20_inline"><text:span text:style-name="T5"><text:tab/><text:tab/><text:tab/>"</text:span></text:span>variantes<text:span text:style-name="Code_20_inline"><text:span text:style-name="T5">" : []</text:span></text:span></text:p>
      <text:p text:style-name="P12"><text:span text:style-name="Code_20_inline"><text:span text:style-name="T5"><text:tab/><text:tab/>},</text:span></text:span></text:p>
      <text:p text:style-name="P12"><text:span text:style-name="Code_20_inline"><text:span text:style-name="T5"><text:tab/>"Dirt" :<text:tab/>{</text:span></text:span></text:p>
      <text:p text:style-name="P12"><text:span text:style-name="Code_20_inline"><text:span text:style-name="T5"><text:tab/><text:tab/><text:tab/>"id_num" : 3, <text:s/></text:span></text:span></text:p>
      <text:p text:style-name="P12"><text:span text:style-name="Code_20_inline"><text:span text:style-name="T5"><text:tab/><text:tab/><text:tab/>"id_text" : "minecraft:dirt",</text:span></text:span></text:p>
      <text:p text:style-name="P12"><text:span text:style-name="Code_20_inline"><text:span text:style-name="T5"><text:tab/><text:tab/><text:tab/>"</text:span></text:span>variantes<text:span text:style-name="Code_20_inline"><text:span text:style-name="T5">" : ["Coarse Dirt", "Podzol"]</text:span></text:span></text:p>
      <text:p text:style-name="P12"><text:span text:style-name="Code_20_inline"><text:span text:style-name="T5"><text:tab/><text:tab/>},</text:span></text:span></text:p>
      <text:p text:style-name="P12"><text:span text:style-name="Code_20_inline"><text:span text:style-name="T5"><text:tab/>"Cobblestone" : {</text:span></text:span></text:p>
      <text:p text:style-name="P12"><text:span text:style-name="Code_20_inline"><text:span text:style-name="T5"><text:tab/><text:tab/><text:tab/>"id_num" : 4, <text:s/></text:span></text:span></text:p>
      <text:p text:style-name="P12"><text:span text:style-name="Code_20_inline"><text:span text:style-name="T5"><text:tab/><text:tab/><text:tab/>"id_text" : "minecraft:cobblestone",</text:span></text:span></text:p>
      <text:p text:style-name="P12"><text:span text:style-name="Code_20_inline"><text:span text:style-name="T5"><text:tab/><text:tab/><text:tab/>"</text:span></text:span>variantes<text:span text:style-name="Code_20_inline"><text:span text:style-name="T5">" : []</text:span></text:span></text:p>
      <text:p text:style-name="P12"><text:span text:style-name="Code_20_inline"><text:span text:style-name="T5"><text:tab/><text:tab/>}, </text:span></text:span></text:p>
      <text:p text:style-name="P12"><text:span text:style-name="Code_20_inline"><text:span text:style-name="T5"><text:tab/>"Oak Wood Plank" : {</text:span></text:span></text:p>
      <text:p text:style-name="P12"><text:span text:style-name="Code_20_inline"><text:span text:style-name="T5"><text:tab/><text:tab/><text:tab/>"id_num " : 5,</text:span></text:span></text:p>
      <text:p text:style-name="P12"><text:span text:style-name="Code_20_inline"><text:span text:style-name="T5"><text:tab/><text:tab/><text:tab/>"id_text" : "minecraft:planks",</text:span></text:span></text:p>
      <text:p text:style-name="P12"><text:span text:style-name="Code_20_inline"><text:span text:style-name="T5"><text:tab/><text:tab/><text:tab/>"</text:span></text:span>variantes<text:span text:style-name="Code_20_inline"><text:span text:style-name="T5">" : ["Spruce Wood Plank", "Birch Wood Plank", </text:span></text:span></text:p>
      <text:p text:style-name="P12"><text:span text:style-name="Code_20_inline"><text:span text:style-name="T5"><text:tab/><text:tab/><text:tab/><text:tab/><text:tab/><text:tab/>"Jungle Wood Plank", "Acacia Wood Plank", </text:span></text:span></text:p>
      <text:p text:style-name="P12"><text:span text:style-name="Code_20_inline"><text:span text:style-name="T5"><text:tab/><text:tab/><text:tab/><text:tab/><text:tab/><text:tab/>"Dark Oak Wood Plank"]</text:span></text:span></text:p>
      <text:p text:style-name="P12"><text:span text:style-name="Code_20_inline"><text:span text:style-name="T5"><text:tab/><text:tab/>}</text:span></text:span></text:p>
      <text:p text:style-name="P12"><text:span text:style-name="Code_20_inline"><text:span text:style-name="T5">#<text:tab/>...</text:span></text:span></text:p>
      <text:p text:style-name="P12"><text:span text:style-name="Code_20_inline"><text:span text:style-name="T5">}</text:span></text:span></text:p>
      <text:list xml:id="list160222536555348" text:continue-numbering="true" text:style-name="LFO4">
        <text:list-item>
          <text:list>
            <text:list-item>
              <text:p text:style-name="Question">Afficher l’identifiant numérique de chaque bloc ainsi que la liste de ses variantes en respectant le format ci-dessous (s’il n’en a pas, n’affichez rien) :</text:p>
            </text:list-item>
          </text:list>
        </text:list-item>
      </text:list>
      <text:p text:style-name="P13">Bloc no 0</text:p>
      <text:p text:style-name="P13">Bloc no 1</text:p>
      <text:p text:style-name="P13">- Granite</text:p>
      <text:p text:style-name="P13">- Polished Granite</text:p>
      <text:p text:style-name="P13">- Diorite</text:p>
      <text:p text:style-name="P13">- Polished Diorite</text:p>
      <text:p text:style-name="P13">- Andesite</text:p>
      <text:p text:style-name="P13">- Polished Andesite</text:p>
      <text:list xml:id="list160222807677957" text:continue-numbering="true" text:style-name="LFO4">
        <text:list-item>
          <text:list>
            <text:list-item>
              <text:p text:style-name="Question">Afficher le nom des blocs ayant au moins une variante.</text:p>
            </text:list-item>
          </text:list>
        </text:list-item>
        <text:list-item>
          <text:p text:style-name="Question"><text:soft-page-break/>Écrivez une <text:span text:style-name="Police_20_par_20_défaut"><text:span text:style-name="T10">fonction</text:span></text:span> qui permet de demander les informations concernant un nouveau bloc à ajouter au dictionnaire. Un nouveau bloc ne possède pas de variante.<text:line-break/>Demandez à l’utilisateur et récupérez chacune de ces informations (son nom, son identifiant textuel et son identifiant numérique).<text:line-break/>Renvoyez ensuite la séquence (un tuple) construite sur base de celles-ci à la fonction appelante.</text:p>
        </text:list-item>
      </text:list>
      <text:p text:style-name="P24"><text:tab/>Écrivez l’appel de cette fonction.<text:tab/></text:p>
      <text:list xml:id="list160222118291109" text:continue-numbering="true" text:style-name="LFO4">
        <text:list-item>
          <text:p text:style-name="Question">Écrivez une <text:span text:style-name="Police_20_par_20_défaut"><text:span text:style-name="T10">fonction</text:span></text:span> qui reçoit le tuple récupéré au point <text:span text:style-name="Police_20_par_20_défaut"><text:span text:style-name="T4">14</text:span></text:span> et le dictionnaire <text:span text:style-name="Code_20_inline">blocs</text:span>. La fonction ajoute le nouveau bloc au dictionnaire et renvoie le dictionnaire.</text:p>
        </text:list-item>
      </text:list>
      <text:p text:style-name="P28">Écrivez l’appel de cette fonction.</text:p>
      <text:list xml:id="list160222598539355" text:continue-numbering="true" text:style-name="LFO4">
        <text:list-item>
          <text:p text:style-name="Question">Affichez le contenu du dictionnaire <text:span text:style-name="Code_20_inline">blocs</text:span> en respectant le format suivant :</text:p>
        </text:list-item>
      </text:list>
      <text:p text:style-name="P13">Air :</text:p>
      <text:p text:style-name="P13">- id_num : 0</text:p>
      <text:p text:style-name="P13">- id_text : minecraft:air</text:p>
      <text:p text:style-name="P13">Stone :</text:p>
      <text:p text:style-name="P13">- id_num : 1</text:p>
      <text:p text:style-name="P13">- id_text : minecraft:stone</text:p>
      <text:p text:style-name="P13">- variantes : ['Granite', 'Polished Granite', 'Diorite', 'Polished Diorite', <text:tab/><text:tab/><text:tab/> <text:s/>'Andesite', 'Polished Andesite']</text:p>
      <text:p text:style-name="P13">Grass :</text:p>
      <text:p text:style-name="P13">- id_num : 2</text:p>
      <text:p text:style-name="P13">- id_text : minecraft:grass</text:p>
      <text:p text:style-name="P13">Dirt :</text:p>
      <text:p text:style-name="P13">- id_num : 3</text:p>
      <text:p text:style-name="P13">- id_text : minecraft:dirt</text:p>
      <text:p text:style-name="P13">- variantes : ['Coarse Dirt', 'Podzol']</text:p>
      <text:p text:style-name="P13">Cobblestone :</text:p>
      <text:p text:style-name="P13">- id_num : 4</text:p>
      <text:p text:style-name="P13">- id_text : minecraft:cobblestone</text:p>
      <text:p text:style-name="P13">Oak Wood Plank :</text:p>
      <text:p text:style-name="P13">- id_num : 5</text:p>
      <text:p text:style-name="P13">- id_text : minecraft:planks</text:p>
      <text:p text:style-name="P13">- variantes : ['Spruce Wood Plank', 'Birch Wood Plank', 'Jungle Wood Plank', <text:tab/><text:tab/><text:tab/> <text:s/>'Acacia Wood Plank', 'Dark Oak Wood Plank']</text:p>
      <text:p text:style-name="P13">Water :</text:p>
      <text:p text:style-name="P13">- id_num : 12</text:p>
      <text:p text:style-name="P13">- id_text : minecraft:water</text:p>
      <text:p text:style-name="P29">Écrivez l’appel de cette fonction.</text:p>
      <text:list xml:id="list160223860984360" text:continue-numbering="true" text:style-name="LFO4">
        <text:list-item>
          <text:p text:style-name="Question">Écrivez une fonction qui reçoit une liste de nombres compris entre <text:span text:style-name="BoutCode">0</text:span> et <text:span text:style-name="BoutCode">999</text:span> et renvoie le plus petit nombre et le plus grand nombre de cette liste. Aucun ex aequo n’est à considérer.</text:p>
        </text:list-item>
      </text:list>
      <text:p text:style-name="P28">Écrivez l’appel de cette fonctio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BE" fo:font-style="normal" style:text-underline-style="none" fo:font-weight="normal" style:letter-kerning="false"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BE"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1665in" fo:margin-bottom="0.1665in" loext:contextual-spacing="false" fo:line-height="100%" fo:keep-together="always" fo:hyphenation-ladder-count="no-limit" fo:padding-left="0.0555in" fo:padding-right="0.0555in" fo:padding-top="0.0138in" fo:padding-bottom="0.0138in" fo:border="0.51pt solid #000000" style:shadow="none" fo:keep-with-next="always"/>
      <style:text-properties fo:font-size="12pt" style:font-name-asian="MS Gothic" style:font-family-asian="'MS Gothic'" style:font-family-generic-asian="modern" style:font-pitch-asian="fixed" style:font-size-asian="12pt" style:font-size-complex="16pt" fo:hyphenate="false"/>
    </style:style>
    <style:style style:name="Titre_20_2" style:display-name="Titre 2" style:family="paragraph" style:parent-style-name="Normal" style:next-style-name="Normal" style:default-outline-level="2">
      <style:paragraph-properties fo:margin-top="0.028in" fo:margin-bottom="0in" loext:contextual-spacing="false" fo:keep-together="always" fo:hyphenation-ladder-count="no-limit" fo:keep-with-next="always"/>
      <style:text-properties fo:color="#365f91" style:font-name="Cambria" fo:font-family="Cambria" style:font-family-generic="roman" style:font-pitch="variable" fo:font-size="13pt" style:font-name-asian="MS Gothic" style:font-family-asian="'MS Gothic'" style:font-family-generic-asian="modern" style:font-pitch-asian="fixed" style:font-size-asian="13pt" style:font-size-complex="13pt" fo:hyphenate="false"/>
    </style:style>
    <style:style style:name="Normal" style:family="paragraph">
      <style:paragraph-properties fo:hyphenation-ladder-count="no-limit"/>
      <style:text-properties style:font-name="Trebuchet MS" fo:font-family="'Trebuchet MS'" style:font-family-generic="swiss" style:font-pitch="variable" fo:hyphenate="false"/>
    </style:style>
    <style:style style:name="En-tête" style:family="paragraph" style:parent-style-name="Normal">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Pied_20_de_20_page" style:display-name="Pied de page" style:family="paragraph" style:parent-style-name="Normal">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Texte_20_de_20_bulles" style:display-name="Texte de bulles"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fr" style:country-asian="FR" style:font-size-complex="12pt" fo:hyphenate="false"/>
    </style:style>
    <style:style style:name="SectionQuestion" style:family="paragraph" style:parent-style-name="Normal">
      <style:paragraph-properties fo:margin-top="0.1665in" fo:margin-bottom="0.139in" loext:contextual-spacing="false" fo:hyphenation-ladder-count="no-limit" fo:padding-left="0in" fo:padding-right="0in" fo:padding-top="0in" fo:padding-bottom="0.0138in" fo:border-left="none" fo:border-right="none" fo:border-top="none" fo:border-bottom="0.51pt solid #000000" style:shadow="none" fo:keep-with-next="always"/>
      <style:text-properties fo:font-weight="bold" style:font-weight-asian="bold" fo:hyphenate="false"/>
    </style:style>
    <style:style style:name="Préformaté_20_HTML" style:display-name="Préformaté HTML"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BE" style:font-name-complex="Courier New" style:font-family-complex="'Courier New'" style:font-family-generic-complex="modern" style:font-pitch-complex="fixed" style:font-size-complex="10pt" fo:hyphenate="false"/>
    </style:style>
    <style:style style:name="Sous-Question" style:family="paragraph" style:parent-style-name="Paragraphe_20_de_20_liste" style:list-style-name="LFO1">
      <style:paragraph-properties fo:margin-top="0.0835in" fo:margin-bottom="0.0835in" loext:contextual-spacing="false" fo:line-height="100%" fo:hyphenation-ladder-count="no-limit">
        <style:tab-stops>
          <style:tab-stop style:position="0.4098in"/>
        </style:tab-stops>
      </style:paragraph-properties>
      <style:text-properties fo:hyphenate="false"/>
    </style:style>
    <style:style style:name="Code" style:family="paragraph" style:parent-style-name="Normal">
      <loext:graphic-properties draw:fill="solid" draw:fill-color="#eaf1dd" draw:opacity="100%"/>
      <style:paragraph-properties fo:margin-left="0.2953in" fo:margin-right="0in" fo:margin-top="0in" fo:margin-bottom="0in" loext:contextual-spacing="false" fo:line-height="100%" fo:hyphenation-ladder-count="no-limit" fo:text-indent="0in" style:auto-text-indent="false" fo:background-color="#eaf1dd" style:border-line-width-left="0.0071in 0.0071in 0.0071in" fo:padding-left="0.0555in" fo:padding-right="0in" fo:padding-top="0in" fo:padding-bottom="0in" fo:border-left="1.5pt double #000000" fo:border-right="none" fo:border-top="none" fo:border-bottom="none" style:shadow="none">
        <style:tab-stops>
          <style:tab-stop style:position="0.2957in"/>
          <style:tab-stop style:position="0.6898in"/>
          <style:tab-stop style:position="1.0835in"/>
          <style:tab-stop style:position="1.2799in"/>
          <style:tab-stop style:position="1.4772in"/>
          <style:tab-stop style:position="1.6736in"/>
          <style:tab-stop style:position="6.702in"/>
          <style:tab-stop style:position="7.3382in"/>
          <style:tab-stop style:position="7.9744in"/>
          <style:tab-stop style:position="8.6102in"/>
          <style:tab-stop style:position="9.2465in"/>
          <style:tab-stop style:position="9.8827in"/>
        </style:tab-stops>
      </style:paragraph-properties>
      <style:text-properties style:font-name="Consolas" fo:font-family="Consolas" style:font-family-generic="modern" style:font-pitch="fixed" fo:language="fr" fo:country="FR" style:font-name-complex="Consolas" style:font-family-complex="Consolas" style:font-family-generic-complex="modern" style:font-pitch-complex="fixed" fo:hyphenate="false"/>
    </style:style>
    <style:style style:name="Liste_20_à_20_puce" style:display-name="Liste à puce" style:family="paragraph" style:parent-style-name="Normal" style:list-style-name="LFO2">
      <style:paragraph-properties fo:margin-top="0.0835in" fo:margin-bottom="0.0835in" loext:contextual-spacing="false" fo:line-height="100%" fo:hyphenation-ladder-count="no-limit"/>
      <style:text-properties style:language-asian="en" style:country-asian="US" style:font-style-complex="italic" style:font-weight-complex="bold" fo:hyphenate="false"/>
    </style:style>
    <style:style style:name="Question" style:family="paragraph" style:parent-style-name="Normal" style:list-style-name="LFO4">
      <style:paragraph-properties fo:margin-top="0.1665in" fo:margin-bottom="0.0835in" loext:contextual-spacing="false" fo:line-height="100%" fo:hyphenation-ladder-count="no-limit"/>
      <style:text-properties fo:color="#000000" fo:language="fr" fo:country="FR" style:font-name-complex="Calibri" style:font-family-complex="Calibri" style:font-family-generic-complex="swiss" style:font-pitch-complex="variable" fo:hyphenate="false"/>
    </style:style>
    <style:style style:name="Titre" style:family="paragraph" style:parent-style-name="Question" style:list-style-name="LFO4">
      <style:paragraph-properties fo:hyphenation-ladder-count="no-limit" fo:padding-left="0.0555in" fo:padding-right="0.0555in" fo:padding-top="0.0138in" fo:padding-bottom="0.0138in" fo:border="0.51pt solid #000000" style:shadow="none"/>
      <style:text-properties fo:font-weight="bold" style:font-weight-asian="bol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e_20_de_20_l_27_espace_20_réservé" style:display-name="Texte de l'espace réservé" style:family="text" style:parent-style-name="Police_20_par_20_défaut">
      <style:text-properties fo:color="#808080"/>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BoutCode" style:family="text" style:parent-style-name="Police_20_par_20_défaut">
      <style:text-properties style:font-name="Consolas" fo:font-family="Consolas" style:font-family-generic="modern" style:font-pitch="fixed"/>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BE" style:font-name-complex="Courier New" style:font-family-complex="'Courier New'" style:font-family-generic-complex="modern" style:font-pitch-complex="fixed" style:font-size-complex="10pt"/>
    </style:style>
    <style:style style:name="doctype" style:family="text" style:parent-style-name="Police_20_par_20_défaut"/>
    <style:style style:name="start-tag" style:family="text" style:parent-style-name="Police_20_par_20_défaut"/>
    <style:style style:name="end-tag" style:family="text" style:parent-style-name="Police_20_par_20_défaut"/>
    <style:style style:name="attribute-name" style:family="text" style:parent-style-name="Police_20_par_20_défaut"/>
    <style:style style:name="Code_20_inline" style:display-name="Code inline" style:family="text" style:parent-style-name="Police_20_par_20_défaut">
      <style:text-properties style:font-name="Consolas" fo:font-family="Consolas" style:font-family-generic="modern" style:font-pitch="fixed" fo:background-color="#eaf1dd"/>
    </style:style>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style:font-name="Trebuchet MS" fo:font-family="'Trebuchet MS'" style:font-family-generic="swiss" style:font-pitch="variable" fo:font-size="12pt" style:font-name-asian="MS Gothic" style:font-family-asian="'MS Gothic'" style:font-family-generic-asian="modern" style:font-pitch-asian="fixed" style:font-size-asian="12pt" style:font-name-complex="Times New Roman" style:font-family-complex="'Times New Roman'" style:font-family-generic-complex="roman" style:font-pitch-complex="variable" style:font-size-complex="16pt"/>
    </style:style>
    <style:style style:name="Paragraphe_20_de_20_liste_20_Car" style:display-name="Paragraphe de liste Car" style:family="text" style:parent-style-name="Police_20_par_20_défaut"/>
    <style:style style:name="Sous-Question_20_Char" style:display-name="Sous-Question Char" style:family="text" style:parent-style-name="Police_20_par_20_défaut">
      <style:text-properties style:font-name="Trebuchet MS" fo:font-family="'Trebuchet MS'" style:font-family-generic="swiss" style:font-pitch="variable"/>
    </style:style>
    <style:style style:name="Code_20_Char" style:display-name="Code Char" style:family="text" style:parent-style-name="Police_20_par_20_défaut">
      <style:text-properties style:font-name="Consolas" fo:font-family="Consolas" style:font-family-generic="modern" style:font-pitch="fixed" fo:language="fr" fo:country="FR" fo:background-color="#eaf1dd" style:font-name-complex="Consolas" style:font-family-complex="Consolas" style:font-family-generic-complex="modern" style:font-pitch-complex="fixed"/>
    </style:style>
    <style:style style:name="Liste_20_à_20_puce_20_Char" style:display-name="Liste à puce Char" style:family="text">
      <style:text-properties style:font-name="Trebuchet MS" fo:font-family="'Trebuchet MS'" style:font-family-generic="swiss" style:font-pitch="variable" style:language-asian="en" style:country-asian="US" style:font-style-complex="italic" style:font-weight-complex="bold"/>
    </style:style>
    <style:style style:name="Question_20_Char" style:display-name="Question Char" style:family="text" style:parent-style-name="Police_20_par_20_défaut">
      <style:text-properties fo:color="#000000" style:font-name="Trebuchet MS" fo:font-family="'Trebuchet MS'" style:font-family-generic="swiss" style:font-pitch="variable" fo:language="fr" fo:country="FR" style:font-name-complex="Calibri" style:font-family-complex="Calibri" style:font-family-generic-complex="swiss" style:font-pitch-complex="variable"/>
    </style:style>
    <style:style style:name="Titre_20_Car" style:display-name="Titre Car" style:family="text" style:parent-style-name="Police_20_par_20_défaut">
      <style:text-properties fo:color="#000000" style:font-name="Trebuchet MS" fo:font-family="'Trebuchet MS'" style:font-family-generic="swiss" style:font-pitch="variable" fo:language="fr" fo:country="FR" fo:font-weight="bold" style:font-weight-asian="bold" style:font-name-complex="Calibri" style:font-family-complex="Calibri" style:font-family-generic-complex="swiss" style:font-pitch-complex="variable"/>
    </style:style>
    <style:style style:name="ilfuvd" style:family="text" style:parent-style-name="Police_20_par_20_défaut"/>
    <style:style style:name="Élevé" style:family="text" style:parent-style-name="Police_20_par_20_défaut">
      <style:text-properties fo:font-weight="bold" style:font-weight-asian="bold" style:font-weight-complex="bold"/>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ame" style:family="text" style:parent-style-name="Police_20_par_20_défaut"/>
    <style:style style:name="text-id" style:family="text" style:parent-style-name="Police_20_par_20_défaut"/>
    <style:style style:name="WW_5f_CharLFO1LVL2" style:display-name="WW_CharLFO1LVL2" style:family="text">
      <style:text-properties fo:font-weight="bold" style:font-weight-asian="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variant="normal" fo:text-transform="none" fo:color="#000000" style:text-line-through-style="none" style:text-line-through-type="none" style:text-position="0% 100%" fo:letter-spacing="normal" fo:font-style="normal" style:text-underline-style="none" fo:font-weight="bold" style:letter-kerning="false" style:font-style-asian="normal" style:font-weight-asian="bold" style:font-name-complex="Times New Roman" style:font-family-complex="'Times New Roman'" style:font-family-generic-complex="roman" style:font-pitch-complex="variable" style:font-style-complex="normal" style:font-weight-complex="normal" style:text-emphasize="none" text:display="true"/>
    </style:style>
    <style:style style:name="WW_5f_CharLFO3LVL2" style:display-name="WW_CharLFO3LVL2" style:family="text">
      <style:text-properties style:use-window-font-color="true" fo:font-weight="bold" style:font-weight-asian="bold"/>
    </style:style>
    <style:style style:name="WW_5f_CharLFO4LVL2" style:display-name="WW_CharLFO4LVL2"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Symbol" fo:font-family="Symbol" style:font-family-generic="roman"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suffix="." style:num-format="1">
        <style:list-level-properties text:list-level-position-and-space-mode="label-alignment">
          <style:list-level-label-alignment text:label-followed-by="listtab" fo:text-indent="-0.3409in" fo:margin-left="0.1437in"/>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4091in" fo:margin-left="0.5528in"/>
        </style:list-level-properties>
      </text:list-level-style-number>
      <text:list-level-style-number text:level="3" style:num-suffix="." style:num-format="1">
        <style:list-level-properties text:list-level-position-and-space-mode="label-alignment">
          <style:list-level-label-alignment text:label-followed-by="listtab" fo:text-indent="-0.1252in" fo:margin-left="1.05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552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05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55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052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55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05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bullet text:level="1" text:style-name="WW_5f_CharLFO2LVL1"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text:style-name="WW_5f_CharLFO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5909in" fo:margin-right="0in" fo:line-height="0.278in" fo:text-align="center" style:justify-single-word="false" fo:text-indent="-0.5909in" style:auto-text-indent="false" fo:keep-with-next="always">
        <style:tab-stops/>
      </style:paragraph-properties>
    </style:style>
    <style:style style:name="MP2" style:family="paragraph" style:parent-style-name="Normal">
      <style:paragraph-properties fo:margin-top="0in" fo:margin-bottom="0.1665in" loext:contextual-spacing="false" fo:text-align="center" style:justify-single-word="false"/>
      <style:text-properties fo:font-weight="bold" style:language-asian="fr" style:country-asian="FR" style:font-weight-asian="bold" style:font-size-complex="12pt"/>
    </style:style>
    <style:style style:name="MT1" style:family="text">
      <style:text-properties fo:color="#4f81bd" fo:font-size="14pt" fo:font-weight="bold" style:font-size-asian="14pt" style:language-asian="fr" style:country-asian="FR" style:font-weight-asian="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h text:style-name="MP1" text:outline-level="2"><text:tab/><text:span text:style-name="Police_20_par_20_défaut"><text:span text:style-name="MT1">UE 102 – Programmation : langage</text:span></text:span></text:h>
        <text:p text:style-name="MP2">Examen du 19 août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ECLERE Christophe</meta:initial-creator>
    <meta:creation-date>2019-06-27T12:42:00Z</meta:creation-date>
    <dc:date>2020-01-20T16:02:21.777021451</dc:date>
    <meta:print-date>2018-11-09T09:06:00Z</meta:print-date>
    <meta:editing-cycles>4</meta:editing-cycles>
    <meta:editing-duration>PT1H25M38S</meta:editing-duration>
    <meta:document-statistic meta:table-count="3" meta:image-count="0" meta:object-count="0" meta:page-count="6" meta:paragraph-count="176" meta:word-count="1757" meta:character-count="10323" meta:non-whitespace-character-count="8633"/>
    <meta:template xlink:type="simple" xlink:actuate="onRequest" xlink:title="" xlink:href="Normal.dotm"/>
  </office:meta>
</office:document-meta>
</file>